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1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NSGAII/SPEA2</text:p>
          </table:table-cell>
          <table:table-cell table:style-name="ce1" office:value-type="string">
            <text:p>SPEA2/NSGAII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1023"/>
        </table:table-row>
        <table:table-row table:style-name="ro1">
          <table:table-cell/>
          <table:table-cell/>
          <table:table-cell/>
          <table:table-cell>
            <draw:frame table:end-cell-address="Sheet1.I12" table:end-x="0.957cm" table:end-y="0.373cm" draw:z-index="0" draw:style-name="gr1" svg:width="11.974cm" svg:height="3.72cm" svg:x="0.274cm" svg:y="0.266cm">
              <draw:object draw:notify-on-update-of-ranges="Sheet1.A5:Sheet1.A11 Sheet1.B4:Sheet1.B4 Sheet1.B5:Sheet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N12" table:end-x="1.613cm" table:end-y="0.348cm" draw:z-index="1" draw:style-name="gr1" svg:width="11.974cm" svg:height="3.72cm" svg:x="0.929cm" svg:y="0.241cm">
              <draw:object draw:notify-on-update-of-ranges="Sheet1.A6:Sheet1.A11 Sheet1.C5:Sheet1.C5 Sheet1.C6:Sheet1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25105720963">
            <text:p>0,2510572096</text:p>
          </table:table-cell>
          <table:table-cell office:value-type="float" office:value="0.45878663448">
            <text:p>0,4587866345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34692255186">
            <text:p>0,3469225519</text:p>
          </table:table-cell>
          <table:table-cell office:value-type="float" office:value="0.38772137117">
            <text:p>0,3877213712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274">
            <text:p>0,2740000000</text:p>
          </table:table-cell>
          <table:table-cell office:value-type="float" office:value="0.37097033489">
            <text:p>0,3709703349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114">
            <text:p>0,1140000000</text:p>
          </table:table-cell>
          <table:table-cell office:value-type="float" office:value="0.137">
            <text:p>0,13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056">
            <text:p>0,0560000000</text:p>
          </table:table-cell>
          <table:table-cell office:value-type="float" office:value="0.086">
            <text:p>0,08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0715">
            <text:p>0,0715000000</text:p>
          </table:table-cell>
          <table:table-cell office:value-type="float" office:value="0.034">
            <text:p>0,034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7">
            <text:p>0,0700000000</text:p>
          </table:table-cell>
          <table:table-cell office:value-type="float" office:value="0.0125">
            <text:p>0,012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2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Sheet1.I22" table:end-x="1.235cm" table:end-y="0.346cm" draw:z-index="2" draw:style-name="gr1" svg:width="11.974cm" svg:height="3.72cm" svg:x="0.552cm" svg:y="0.239cm">
              <draw:object draw:notify-on-update-of-ranges="Sheet1.A16:Sheet1.A21 Sheet1.B15:Sheet1.B15 Sheet1.B16:Sheet1.B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N22" table:end-x="1.64cm" table:end-y="0.295cm" draw:z-index="4" draw:style-name="gr1" svg:width="11.974cm" svg:height="3.72cm" svg:x="0.956cm" svg:y="0.188cm">
              <draw:object draw:notify-on-update-of-ranges="Sheet1.A16:Sheet1.A21 Sheet1.C15:Sheet1.C15 Sheet1.C16:Sheet1.C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0345">
            <text:p>0,0345000000</text:p>
          </table:table-cell>
          <table:table-cell office:value-type="float" office:value="0.0505">
            <text:p>0,050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023">
            <text:p>0,0230000000</text:p>
          </table:table-cell>
          <table:table-cell office:value-type="float" office:value="0.045">
            <text:p>0,04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29">
            <text:p>0,0290000000</text:p>
          </table:table-cell>
          <table:table-cell office:value-type="float" office:value="0.058">
            <text:p>0,058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027">
            <text:p>0,0270000000</text:p>
          </table:table-cell>
          <table:table-cell office:value-type="float" office:value="0.0575">
            <text:p>0,057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025">
            <text:p>0,0250000000</text:p>
          </table:table-cell>
          <table:table-cell office:value-type="float" office:value="0.042">
            <text:p>0,042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0225">
            <text:p>0,0225000000</text:p>
          </table:table-cell>
          <table:table-cell office:value-type="float" office:value="0.0495">
            <text:p>0,049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205">
            <text:p>0,0205000000</text:p>
          </table:table-cell>
          <table:table-cell office:value-type="float" office:value="0.0525">
            <text:p>0,052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Sheet1.I32" table:end-x="1.235cm" table:end-y="0.453cm" draw:z-index="3" draw:style-name="gr1" svg:width="11.974cm" svg:height="3.72cm" svg:x="0.552cm" svg:y="0.346cm">
              <draw:object draw:notify-on-update-of-ranges="Sheet1.A26:Sheet1.A31 Sheet1.B25:Sheet1.B25 Sheet1.B26:Sheet1.B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Sheet1.N32" table:end-x="1.613cm" table:end-y="0.293cm" draw:z-index="5" draw:style-name="gr1" svg:width="11.974cm" svg:height="3.72cm" svg:x="0.929cm" svg:y="0.186cm">
              <draw:object draw:notify-on-update-of-ranges="Sheet1.A26:Sheet1.A31 Sheet1.C25:Sheet1.C25 Sheet1.C26:Sheet1.C3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float" office:value="0.46561255014">
            <text:p>0,4656125501</text:p>
          </table:table-cell>
          <table:table-cell office:value-type="float" office:value="0.24885987348">
            <text:p>0,2488598735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float" office:value="0.64998059071">
            <text:p>0,6499805907</text:p>
          </table:table-cell>
          <table:table-cell office:value-type="float" office:value="0.23780242334">
            <text:p>0,2378024233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59280696689">
            <text:p>0,5928069669</text:p>
          </table:table-cell>
          <table:table-cell office:value-type="float" office:value="0.29766075415">
            <text:p>0,2976607542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float" office:value="0.57076359501">
            <text:p>0,5707635950</text:p>
          </table:table-cell>
          <table:table-cell office:value-type="float" office:value="0.36797865495">
            <text:p>0,367978655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float" office:value="0.85010105383">
            <text:p>0,8501010538</text:p>
          </table:table-cell>
          <table:table-cell office:value-type="float" office:value="0.13331003528">
            <text:p>0,1333100353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float" office:value="0.65407867722">
            <text:p>0,6540786772</text:p>
          </table:table-cell>
          <table:table-cell office:value-type="float" office:value="0.29509907006">
            <text:p>0,2950990701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67385261685">
            <text:p>0,6738526169</text:p>
          </table:table-cell>
          <table:table-cell office:value-type="float" office:value="0.28821323863">
            <text:p>0,288213238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NSGAII/IBEA</text:p>
          </table:table-cell>
          <table:table-cell table:style-name="ce1" office:value-type="string">
            <text:p>IBEA/NSGAII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7"/>
          <table:table-cell>
            <draw:frame table:end-cell-address="Sheet1.N45" table:end-x="1.557cm" table:end-y="0.028cm" draw:z-index="6" draw:style-name="gr1" svg:width="11.974cm" svg:height="3.72cm" svg:x="0.873cm" svg:y="0.373cm">
              <draw:object draw:notify-on-update-of-ranges="Sheet1.A39:Sheet1.A44 Sheet1.C38:Sheet1.C38 Sheet1.C39:Sheet1.C4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36855781559">
            <text:p>0,3685578156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47038920836">
            <text:p>0,4703892084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012195122">
            <text:p>0,0012195122</text:p>
          </table:table-cell>
          <table:table-cell office:value-type="float" office:value="0.36414903169">
            <text:p>0,3641490317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057">
            <text:p>0,05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025">
            <text:p>0,02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015">
            <text:p>0,015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0155">
            <text:p>0,0155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2</text:p>
          </table:table-cell>
          <table:table-cell table:number-columns-repeated="7"/>
          <table:table-cell>
            <draw:frame table:end-cell-address="Sheet1.N54" table:end-x="1.64cm" table:end-y="0.425cm" draw:z-index="7" draw:style-name="gr1" svg:width="11.974cm" svg:height="3.72cm" svg:x="0.956cm" svg:y="0.318cm">
              <draw:object draw:notify-on-update-of-ranges="Sheet1.A49:Sheet1.A54 Sheet1.C48:Sheet1.C48 Sheet1.C49:Sheet1.C5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79">
            <text:p>0,179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465">
            <text:p>0,146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655">
            <text:p>0,165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485">
            <text:p>0,148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1405">
            <text:p>0,140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1335">
            <text:p>0,133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138">
            <text:p>0,1380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7"/>
          <table:table-cell>
            <draw:frame table:end-cell-address="Sheet1.N64" table:end-x="1.641cm" table:end-y="0.402cm" draw:z-index="8" draw:style-name="gr1" svg:width="11.974cm" svg:height="3.72cm" svg:x="0.957cm" svg:y="0.295cm">
              <draw:object draw:notify-on-update-of-ranges="Sheet1.A59:Sheet1.A64 Sheet1.C58:Sheet1.C58 Sheet1.C59:Sheet1.C6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9230383011">
            <text:p>0,1923038301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27018955321">
            <text:p>0,2701895532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35866197177">
            <text:p>0,3586619718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54825189125">
            <text:p>0,5482518913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57066649352">
            <text:p>0,5706664935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60352303419">
            <text:p>0,6035230342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float" office:value="0.00227272727">
            <text:p>0,0022727273</text:p>
          </table:table-cell>
          <table:table-cell office:value-type="float" office:value="0.60794640357">
            <text:p>0,60794640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valuations</text:p>
          </table:table-cell>
          <table:table-cell table:style-name="ce1" office:value-type="string">
            <text:p>SPEA2/IBEA</text:p>
          </table:table-cell>
          <table:table-cell table:style-name="ce1" office:value-type="string">
            <text:p>IBEA/SPEA2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1</text:p>
          </table:table-cell>
          <table:table-cell table:number-columns-repeated="7"/>
          <table:table-cell>
            <draw:frame table:end-cell-address="Sheet1.N78" table:end-x="1.668cm" table:end-y="0.028cm" draw:z-index="9" draw:style-name="gr1" svg:width="11.974cm" svg:height="3.72cm" svg:x="0.984cm" svg:y="0.373cm">
              <draw:object draw:notify-on-update-of-ranges="Sheet1.A72:Sheet1.A77 Sheet1.C71:Sheet1.C71 Sheet1.C72:Sheet1.C7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30153287909">
            <text:p>0,3015328791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44289447476">
            <text:p>0,4428944748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float" office:value="0.0012195122">
            <text:p>0,0012195122</text:p>
          </table:table-cell>
          <table:table-cell office:value-type="float" office:value="0.184">
            <text:p>0,184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029">
            <text:p>0,029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01">
            <text:p>0,010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017">
            <text:p>0,017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0225">
            <text:p>0,0225000000</text:p>
          </table:table-cell>
          <table:table-cell table:number-columns-repeated="1021"/>
        </table:table-row>
        <table:table-row table:style-name="ro1">
          <table:table-cell table:number-columns-repeated="8"/>
          <table:table-cell>
            <draw:frame table:end-cell-address="Sheet1.N86" table:end-x="1.585cm" table:end-y="0.374cm" draw:z-index="10" draw:style-name="gr1" svg:width="11.974cm" svg:height="3.72cm" svg:x="0.901cm" svg:y="0.267cm">
              <draw:object draw:notify-on-update-of-ranges="Sheet1.A82:Sheet1.A87 Sheet1.C81:Sheet1.C81 Sheet1.C82:Sheet1.C8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DTLZ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83">
            <text:p>0,183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645">
            <text:p>0,164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655">
            <text:p>0,165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365">
            <text:p>0,1365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146">
            <text:p>0,14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126">
            <text:p>0,1260000000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141">
            <text:p>0,1410000000</text:p>
          </table:table-cell>
          <table:table-cell table:number-columns-repeated="5"/>
          <table:table-cell>
            <draw:frame table:end-cell-address="Sheet1.N96" table:end-x="1.585cm" table:end-y="0.03cm" draw:z-index="11" draw:style-name="gr1" svg:width="11.974cm" svg:height="3.72cm" svg:x="0.901cm" svg:y="0.375cm">
              <draw:object draw:notify-on-update-of-ranges="Sheet1.A92:Sheet1.A97 Sheet1.C91:Sheet1.C91 Sheet1.C92:Sheet1.C9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TLZ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0000">
            <text:p>20000</text:p>
          </table:table-cell>
          <table:table-cell office:value-type="string">
            <text:p>0</text:p>
          </table:table-cell>
          <table:table-cell office:value-type="float" office:value="0.17983373699">
            <text:p>0,1798337370</text:p>
          </table:table-cell>
          <table:table-cell table:number-columns-repeated="1021"/>
        </table:table-row>
        <table:table-row table:style-name="ro1">
          <table:table-cell table:style-name="ce3" office:value-type="float" office:value="25000">
            <text:p>25000</text:p>
          </table:table-cell>
          <table:table-cell office:value-type="string">
            <text:p>0</text:p>
          </table:table-cell>
          <table:table-cell office:value-type="float" office:value="0.15565750204">
            <text:p>0,1556575020</text:p>
          </table:table-cell>
          <table:table-cell table:number-columns-repeated="1021"/>
        </table:table-row>
        <table:table-row table:style-name="ro1">
          <table:table-cell table:style-name="ce3" office:value-type="float" office:value="30000">
            <text:p>30000</text:p>
          </table:table-cell>
          <table:table-cell office:value-type="string">
            <text:p>0</text:p>
          </table:table-cell>
          <table:table-cell office:value-type="float" office:value="0.18516406991">
            <text:p>0,1851640699</text:p>
          </table:table-cell>
          <table:table-cell table:number-columns-repeated="1021"/>
        </table:table-row>
        <table:table-row table:style-name="ro1">
          <table:table-cell table:style-name="ce3" office:value-type="float" office:value="35000">
            <text:p>35000</text:p>
          </table:table-cell>
          <table:table-cell office:value-type="string">
            <text:p>0</text:p>
          </table:table-cell>
          <table:table-cell office:value-type="float" office:value="0.1707789421">
            <text:p>0,1707789421</text:p>
          </table:table-cell>
          <table:table-cell table:number-columns-repeated="1021"/>
        </table:table-row>
        <table:table-row table:style-name="ro1">
          <table:table-cell table:style-name="ce3" office:value-type="float" office:value="40000">
            <text:p>40000</text:p>
          </table:table-cell>
          <table:table-cell office:value-type="string">
            <text:p>0</text:p>
          </table:table-cell>
          <table:table-cell office:value-type="float" office:value="0.22248790677">
            <text:p>0,2224879068</text:p>
          </table:table-cell>
          <table:table-cell table:number-columns-repeated="1021"/>
        </table:table-row>
        <table:table-row table:style-name="ro1">
          <table:table-cell table:style-name="ce3" office:value-type="float" office:value="45000">
            <text:p>45000</text:p>
          </table:table-cell>
          <table:table-cell office:value-type="string">
            <text:p>0</text:p>
          </table:table-cell>
          <table:table-cell office:value-type="float" office:value="0.25958787844">
            <text:p>0,2595878784</text:p>
          </table:table-cell>
          <table:table-cell table:number-columns-repeated="1021"/>
        </table:table-row>
        <table:table-row table:style-name="ro1">
          <table:table-cell table:style-name="ce3" office:value-type="float" office:value="50000">
            <text:p>50000</text:p>
          </table:table-cell>
          <table:table-cell office:value-type="string">
            <text:p>0</text:p>
          </table:table-cell>
          <table:table-cell office:value-type="float" office:value="0.3670229723">
            <text:p>0,3670229723</text:p>
          </table:table-cell>
          <table:table-cell table:number-columns-repeated="1021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0" number:min-integer-digits="8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.07.2010</text:date>, <text:time>09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7T09:41:37.30</dc:date>
    <meta:generator>OpenOffice.org/3.2$Win32 OpenOffice.org_project/320m12$Build-9483</meta:generator>
    <meta:editing-duration>PT00H33M49S</meta:editing-duration>
    <meta:editing-cycles>5</meta:editing-cycles>
    <meta:document-statistic meta:table-count="1" meta:cell-count="2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4:Sheet1.B1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scatter">
            <chart:domain table:cell-range-address="Sheet1.A5:Sheet1.A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 text:id="Sheet1.A5:Sheet1.A11">20000</text:p>
              </table:table-cell>
              <table:table-cell office:value-type="float" office:value="0.25105720963">
                <text:p text:id="Sheet1.B5:Sheet1.B11">0.25105720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34692255186">
                <text:p>0.34692255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0">
                <text:p>350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">
                <text:p>45000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72:Sheet1.A77 Sheet1.C71:Sheet1.C7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72:Sheet1.C77" chart:label-cell-address="Sheet1.C71:Sheet1.C71" chart:class="chart:scatter">
            <chart:domain table:cell-range-address="Sheet1.A72:Sheet1.A7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71:Sheet1.C71">0.301532879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72:Sheet1.A77">25000</text:p>
              </table:table-cell>
              <table:table-cell office:value-type="float" office:value="0.44289447476">
                <text:p text:id="Sheet1.C72:Sheet1.C77">0.44289447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25">
                <text:p>0.02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82:Sheet1.A87 Sheet1.C81:Sheet1.C8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82:Sheet1.C87" chart:label-cell-address="Sheet1.C81:Sheet1.C81" chart:class="chart:scatter">
            <chart:domain table:cell-range-address="Sheet1.A82:Sheet1.A8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81:Sheet1.C81">0.183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82:Sheet1.A87">25000</text:p>
              </table:table-cell>
              <table:table-cell office:value-type="float" office:value="0.1645">
                <text:p text:id="Sheet1.C82:Sheet1.C87">0.16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141">
                <text:p>0.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92:Sheet1.A97 Sheet1.C91:Sheet1.C97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92:Sheet1.C97" chart:label-cell-address="Sheet1.C91:Sheet1.C91" chart:class="chart:scatter">
            <chart:domain table:cell-range-address="Sheet1.A92:Sheet1.A9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91:Sheet1.C91">0.17983373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92:Sheet1.A97">25000</text:p>
              </table:table-cell>
              <table:table-cell office:value-type="float" office:value="0.15565750204">
                <text:p text:id="Sheet1.C92:Sheet1.C97">0.155657502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8516406991">
                <text:p>0.18516406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707789421">
                <text:p>0.1707789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22248790677">
                <text:p>0.22248790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25958787844">
                <text:p>0.25958787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3670229723">
                <text:p>0.367022972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6:Sheet1.A11 Sheet1.C5:Sheet1.C1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0,45878663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6:Sheet1.A11">25000</text:p>
              </table:table-cell>
              <table:table-cell office:value-type="float" office:value="0.38772137117">
                <text:p text:id="Sheet1.C6:Sheet1.C11">0.38772137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7097033489">
                <text:p>0.37097033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15:Sheet1.B2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1" chart:label-cell-address="Sheet1.B15:Sheet1.B15" chart:class="chart:scatter">
            <chart:domain table:cell-range-address="Sheet1.A16:Sheet1.A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5:Sheet1.B15">0,0345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16:Sheet1.A21">25000</text:p>
              </table:table-cell>
              <table:table-cell office:value-type="float" office:value="0.023">
                <text:p text:id="Sheet1.B16:Sheet1.B21">0.0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05">
                <text:p>0.0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25:Sheet1.B3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label-cell-address="Sheet1.B25:Sheet1.B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5:Sheet1.B25">0,465612550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26:Sheet1.A31">25000</text:p>
              </table:table-cell>
              <table:table-cell office:value-type="float" office:value="0.64998059071">
                <text:p text:id="Sheet1.B26:Sheet1.B31">0.64998059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59280696689">
                <text:p>0.59280696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57076359501">
                <text:p>0.57076359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85010105383">
                <text:p>0.85010105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65407867722">
                <text:p>0.65407867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67385261685">
                <text:p>0.673852616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16:Sheet1.A21 Sheet1.C15:Sheet1.C2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21" chart:label-cell-address="Sheet1.C15:Sheet1.C15" chart:class="chart:scatter">
            <chart:domain table:cell-range-address="Sheet1.A16:Sheet1.A2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5:Sheet1.C15">0,0505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16:Sheet1.A21">25000</text:p>
              </table:table-cell>
              <table:table-cell office:value-type="float" office:value="0.045">
                <text:p text:id="Sheet1.C16:Sheet1.C21">0.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525">
                <text:p>0.0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26:Sheet1.A31 Sheet1.C25:Sheet1.C31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1" chart:label-cell-address="Sheet1.C25:Sheet1.C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25:Sheet1.C25">0,248859873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26:Sheet1.A31">25000</text:p>
              </table:table-cell>
              <table:table-cell office:value-type="float" office:value="0.23780242334">
                <text:p text:id="Sheet1.C26:Sheet1.C31">0.23780242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29766075415">
                <text:p>0.29766075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36797865495">
                <text:p>0.36797865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3331003528">
                <text:p>0.13331003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29509907006">
                <text:p>0.2950990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28821323863">
                <text:p>0.28821323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39:Sheet1.A44 Sheet1.C38:Sheet1.C4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44" chart:label-cell-address="Sheet1.C38:Sheet1.C38" chart:class="chart:scatter">
            <chart:domain table:cell-range-address="Sheet1.A39:Sheet1.A4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38:Sheet1.C38">0.368557815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39:Sheet1.A44">25000</text:p>
              </table:table-cell>
              <table:table-cell office:value-type="float" office:value="0.47038920836">
                <text:p text:id="Sheet1.C39:Sheet1.C44">0.47038920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6414903169">
                <text:p>0.3641490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155">
                <text:p>0.01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49:Sheet1.A54 Sheet1.C48:Sheet1.C5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9:Sheet1.C54" chart:label-cell-address="Sheet1.C48:Sheet1.C48" chart:class="chart:scatter">
            <chart:domain table:cell-range-address="Sheet1.A49:Sheet1.A5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48:Sheet1.C48">0.17900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49:Sheet1.A54">25000</text:p>
              </table:table-cell>
              <table:table-cell office:value-type="float" office:value="0.1465">
                <text:p text:id="Sheet1.C49:Sheet1.C54">0.14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1655">
                <text:p>0.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138">
                <text:p>0.1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75cm" svg:height="3.721cm" xlink:href=".." chart:class="chart:scatter" chart:style-name="ch1">
        <chart:plot-area chart:style-name="ch2" table:cell-range-address="Sheet1.A59:Sheet1.A64 Sheet1.C58:Sheet1.C64" chart:data-source-has-labels="row" svg:x="0.476cm" svg:y="0.058cm" svg:width="11.178cm" svg:height="3.5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9:Sheet1.C64" chart:label-cell-address="Sheet1.C58:Sheet1.C58" chart:class="chart:scatter">
            <chart:domain table:cell-range-address="Sheet1.A59:Sheet1.A6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8:Sheet1.C58">0.192303830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 text:id="Sheet1.A59:Sheet1.A64">25000</text:p>
              </table:table-cell>
              <table:table-cell office:value-type="float" office:value="0.27018955321">
                <text:p text:id="Sheet1.C59:Sheet1.C64">0.270189553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35866197177">
                <text:p>0.3586619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">
                <text:p>35000</text:p>
              </table:table-cell>
              <table:table-cell office:value-type="float" office:value="0.54825189125">
                <text:p>0.54825189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57066649352">
                <text:p>0.57066649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60352303419">
                <text:p>0.6035230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60794640357">
                <text:p>0.607946403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